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508cm" draw:marker-end-width="0.508cm" draw:fill="solid" draw:fill-color="#fdb94d" draw:textarea-horizontal-align="justify" draw:textarea-vertical-align="middle" draw:auto-grow-height="false" fo:min-height="1.719cm" fo:min-width="3.65cm" fo:padding-top="0.025cm" fo:padding-bottom="0.025cm" fo:padding-left="0.025cm" fo:padding-right="0.025cm"/>
    </style:style>
    <style:style style:name="gr2" style:family="graphic" style:parent-style-name="standard">
      <style:graphic-properties svg:stroke-width="0.051cm" svg:stroke-color="#000000" draw:marker-start-width="0.508cm" draw:marker-end-width="0.508cm" draw:fill="solid" draw:fill-color="#fdb94d" draw:textarea-horizontal-align="justify" draw:textarea-vertical-align="middle" draw:auto-grow-height="false" fo:min-height="1.912cm" fo:min-width="3.842cm" fo:padding-top="0.025cm" fo:padding-bottom="0.025cm" fo:padding-left="0.025cm" fo:padding-right="0.0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db94d"/>
      <style:paragraph-properties fo:text-align="center"/>
      <style:text-properties fo:font-size="12pt" fo:text-shadow="1pt 1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fo:text-shadow="1pt 1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1" draw:style-name="gr1" draw:text-style-name="P2" draw:layer="layout" svg:width="3.89cm" svg:height="1.959cm" svg:x="2.27cm" svg:y="9.763cm">
          <text:p text:style-name="P1"><text:span text:style-name="T1">PROJECT</text:span></text:p>
          <text:p text:style-name="P1"><text:span text:style-name="T1">INIT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1" draw:text-style-name="P2" xml:id="id1" draw:id="id1" draw:layer="layout" svg:width="3.89cm" svg:height="1.959cm" svg:x="9.128cm" svg:y="9.836cm">
          <text:p text:style-name="P1"><text:span text:style-name="T1">DATA</text:span></text:p>
          <text:p text:style-name="P1"><text:span text:style-name="T1">COLL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1" draw:text-style-name="P2" xml:id="id2" draw:id="id2" draw:layer="layout" svg:width="3.89cm" svg:height="1.959cm" svg:x="15.017cm" svg:y="9.763cm">
          <text:p text:style-name="P1"><text:span text:style-name="T1">DATA</text:span></text:p>
          <text:p text:style-name="P1"><text:span text:style-name="T1">ANALYSIS</text:span></text:p>
          <text:p text:style-name="P1"><text:span text:style-name="T1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1" draw:text-style-name="P2" xml:id="id3" draw:id="id3" draw:layer="layout" svg:width="3.89cm" svg:height="1.959cm" svg:x="20.351cm" svg:y="9.763cm">
          <text:p text:style-name="P1"><text:span text:style-name="T1">MODEL </text:span></text:p>
          <text:p text:style-name="P1"><text:span text:style-name="T1">EXPLORE</text:span></text:p>
          <text:p text:style-name="P1"><text:span text:style-name="T1">REFIN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1" draw:text-style-name="P2" xml:id="id4" draw:id="id4" draw:layer="layout" svg:width="3.89cm" svg:height="1.959cm" svg:x="17.811cm" svg:y="5.518cm">
          <text:p text:style-name="P1"><text:span text:style-name="T1">TESTING,</text:span></text:p>
          <text:p text:style-name="P1"><text:span text:style-name="T1">ERROR</text:span></text:p>
          <text:p text:style-name="P1"><text:span text:style-name="T1">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1" draw:style-name="gr2" draw:text-style-name="P2" xml:id="id5" draw:id="id5" draw:layer="layout" svg:width="3.892cm" svg:height="1.962cm" svg:x="10.443cm" svg:y="5.515cm">
          <text:p text:style-name="P1"><text:span text:style-name="T1">Deployment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6.207cm" svg:y1="10.729cm" svg:x2="9.128cm" svg:y2="10.729cm">
          <text:p/>
        </draw:line>
        <draw:connector draw:style-name="gr3" draw:text-style-name="P3" draw:layer="layout" draw:type="curve" svg:x1="11.073cm" svg:y1="9.836cm" svg:x2="16.962cm" svg:y2="9.763cm" draw:start-shape="id1" draw:start-glue-point="0" draw:end-shape="id2" draw:end-glue-point="0" svg:d="M11073 9836c0-900 5889-863 5889-73" svg:viewBox="0 0 5890 671">
          <text:p/>
        </draw:connector>
        <draw:connector draw:style-name="gr3" draw:text-style-name="P3" draw:layer="layout" draw:type="curve" svg:x1="16.962cm" svg:y1="11.722cm" svg:x2="11.073cm" svg:y2="11.795cm" draw:start-shape="id2" draw:start-glue-point="2" draw:end-shape="id1" draw:end-glue-point="2" svg:d="M16962 11722c0 898-5889 862-5889 73" svg:viewBox="0 0 5890 670">
          <text:p/>
        </draw:connector>
        <draw:line draw:style-name="gr3" draw:text-style-name="P3" draw:layer="layout" svg:x1="18.907cm" svg:y1="10.779cm" svg:x2="20.431cm" svg:y2="10.779cm">
          <text:p/>
        </draw:line>
        <draw:connector draw:style-name="gr3" draw:text-style-name="P3" draw:layer="layout" draw:type="curve" svg:x1="22.296cm" svg:y1="9.763cm" svg:x2="21.701cm" svg:y2="6.497cm" draw:start-shape="id3" draw:start-glue-point="0" draw:end-shape="id4" draw:end-glue-point="1" svg:d="M22296 9763c0-2178-198-3266-595-3266" svg:viewBox="0 0 596 3267">
          <text:p/>
        </draw:connector>
        <draw:connector draw:style-name="gr3" draw:text-style-name="P3" draw:layer="layout" draw:type="curve" svg:x1="19.756cm" svg:y1="7.477cm" svg:x2="22.296cm" svg:y2="9.763cm" draw:start-shape="id4" draw:start-glue-point="2" draw:end-shape="id3" svg:d="M19756 7477c0 1714 2540 572 2540 2286" svg:viewBox="0 0 2541 2287">
          <text:p/>
        </draw:connector>
        <draw:connector draw:style-name="gr3" draw:text-style-name="P3" draw:layer="layout" draw:type="curve" svg:x1="19.756cm" svg:y1="7.477cm" svg:x2="11.073cm" svg:y2="9.836cm" draw:start-shape="id4" draw:start-glue-point="2" draw:end-shape="id1" draw:end-glue-point="0" svg:d="M19756 7477c0 1768-8683 589-8683 2359" svg:viewBox="0 0 8684 2360">
          <text:p/>
        </draw:connector>
        <draw:line draw:style-name="gr3" draw:text-style-name="P3" draw:layer="layout" svg:x1="17.791cm" svg:y1="6.461cm" svg:x2="14.235cm" svg:y2="6.461cm">
          <text:p/>
        </draw:line>
        <draw:connector draw:style-name="gr3" draw:text-style-name="P3" draw:layer="layout" draw:type="curve" svg:x1="10.443cm" svg:y1="6.496cm" svg:x2="9.128cm" svg:y2="10.815cm" draw:start-shape="id5" draw:start-glue-point="3" draw:end-shape="id1" svg:d="M10443 6496c-2761 0-2104 4319-1315 4319" svg:viewBox="0 0 2002 4320">
          <text:p/>
        </draw:connector>
        <draw:connector draw:style-name="gr3" draw:text-style-name="P3" draw:layer="layout" draw:type="curve" svg:x1="22.296cm" svg:y1="11.722cm" svg:x2="24.241cm" svg:y2="10.742cm" draw:start-shape="id3" draw:start-glue-point="2" draw:end-shape="id3" draw:end-glue-point="1" svg:d="M22296 11722c0 789 1236 658 1920 216s815-1196 25-1196" svg:viewBox="0 0 2488 1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2T18:33:56.754094527</meta:creation-date>
    <dc:date>2020-03-23T00:01:35.562670284</dc:date>
    <meta:editing-duration>PT10M29S</meta:editing-duration>
    <meta:editing-cycles>11</meta:editing-cycles>
    <meta:generator>LibreOffice/6.0.7.3$Linux_X86_64 LibreOffice_project/00m0$Build-3</meta:generator>
    <meta:document-statistic meta:object-count="16"/>
  </office:meta>
</office:document-meta>
</file>